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AE0000358A7C9A6767.svm"/>
  <manifest:file-entry manifest:media-type="" manifest:full-path="Pictures/200000070000399200002A7B914B5456.svm"/>
  <manifest:file-entry manifest:media-type="" manifest:full-path="Pictures/200000070000293E0000128190FF9A4E.svm"/>
  <manifest:file-entry manifest:media-type="" manifest:full-path="Pictures/20000007000030FE000018CFD3C6CE66.svm"/>
  <manifest:file-entry manifest:media-type="" manifest:full-path="Pictures/2000000700001F3700000AC172512F75.svm"/>
  <manifest:file-entry manifest:media-type="" manifest:full-path="Pictures/2000000700007C7100000CB721F9A624.svm"/>
  <manifest:file-entry manifest:media-type="" manifest:full-path="Pictures/2000000700003805000021987EBC7320.svm"/>
  <manifest:file-entry manifest:media-type="" manifest:full-path="Pictures/2000000700004A5100001A914AA636DF.svm"/>
  <manifest:file-entry manifest:media-type="" manifest:full-path="Pictures/200000070000293E00000AA631B7E272.svm"/>
  <manifest:file-entry manifest:media-type="" manifest:full-path="Pictures/200000070000341800001F0306BAA062.svm"/>
  <manifest:file-entry manifest:media-type="" manifest:full-path="Pictures/20000007000020AA00001B7FA4D0811A.svm"/>
  <manifest:file-entry manifest:media-type="" manifest:full-path="Pictures/2000000700001FF100000B109A3DB87F.svm"/>
  <manifest:file-entry manifest:media-type="" manifest:full-path="Pictures/2000000700002BD3000014FC0D79CFA6.svm"/>
  <manifest:file-entry manifest:media-type="" manifest:full-path="Pictures/2000000700004663000025506470B2D5.svm"/>
  <manifest:file-entry manifest:media-type="" manifest:full-path="Pictures/200000070000730900003482A65AF110.svm"/>
  <manifest:file-entry manifest:media-type="" manifest:full-path="Pictures/2000000700001AE0000018305456063A.svm"/>
  <manifest:file-entry manifest:media-type="" manifest:full-path="Pictures/2000000700001F1D000011E237ED66E0.svm"/>
  <manifest:file-entry manifest:media-type="" manifest:full-path="Pictures/20000007000055E400003C777ABDA861.svm"/>
  <manifest:file-entry manifest:media-type="" manifest:full-path="Pictures/2000000700007C5500000E79D1705FFD.svm"/>
  <manifest:file-entry manifest:media-type="" manifest:full-path="Pictures/2000000700004BC300000BC9A7A5F1D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Bold" svg:font-family="'Amazon Ember Bold', Helvetica, Arial, sans-serif"/>
    <style:font-face style:name="Lato" svg:font-family="Lato,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b2b2b2"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D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999999"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B2"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3.D6"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fo:background-color="#b2b2b2">
        <style:background-image/>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list-style-name="L1"/>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DL (ModelSim and Verilog) and ALU</text:p>
      <text:p text:style-name="P4"/>
      <text:p text:style-name="P4">Catalina Lamboglia</text:p>
      <text:p text:style-name="P4">San Jose State University</text:p>
      <text:p text:style-name="P4">catalina.lamboglia@sjsu.edu</text:p>
      <text:p text:style-name="Standard"/>
      <text:p text:style-name="P8">Introduction</text:p>
      <text:p text:style-name="Standard"><text:tab/>This report will introduce the HDL (Hardware Design Language) and working with the “IDE” ModelSim and the language Verilog to implement an ALU using the “CS147DV” Instruction set's first 9 instructions.</text:p>
      <text:p text:style-name="Standard">Structure:</text:p>
      <text:list xml:id="list8209338059437605219" text:style-name="L1">
        <text:list-item>
          <text:p text:style-name="P6">Introduction and <text:s/>Installation for ModelSim</text:p>
        </text:list-item>
        <text:list-item>
          <text:p text:style-name="P6">Project Creation with ModelSim</text:p>
        </text:list-item>
        <text:list-item>
          <text:p text:style-name="P6">Explanation of “CS147DV”'s and requirements for the ALU</text:p>
        </text:list-item>
        <text:list-item>
          <text:p text:style-name="P6">Design and Implementation of ALU</text:p>
        </text:list-item>
        <text:list-item>
          <text:p text:style-name="P6">Testing strategy and Implementation</text:p>
        </text:list-item>
        <text:list-item>
          <text:p text:style-name="P6">Conclusion</text:p>
        </text:list-item>
      </text:list>
      <text:p text:style-name="Standard">This report will cover the basic installation and project creation with ModelSim, some basic Verilog code, the requirements of the CS147DV instruction set, how those instructions were tested, and how they were tested and verified with a wavelength which simulates circuit behavior.</text:p>
      <text:p text:style-name="Standard"/>
      <text:p text:style-name="P8">I. Introduction and <text:s/>Installation for ModelSim</text:p>
      <text:p text:style-name="P7"><text:tab/>ModelSim has a free student version which can be downloaded from: <text:a xlink:type="simple" xlink:href="https://www.mentor.com/company/higher_ed/modelsim-student-edition" text:style-name="Internet_20_link" text:visited-style-name="Visited_20_Internet_20_Link">https://www.mentor.com/company/higher_ed/modelsim-student-edition</text:a> . If the link is broken at the time of reading this simply search for “ModelSim student edition” in your preferred search engine. </text:p>
      <text:p text:style-name="P7"><draw:frame draw:style-name="fr1" draw:name="graphics1" text:anchor-type="paragraph" svg:x="0.2102in" svg:y="0in" svg:width="6.3799in" svg:height="2.0965in" draw:z-index="0"><draw:image xlink:href="Pictures/2000000700004A5100001A914AA636DF.svm" xlink:type="simple" xlink:show="embed" xlink:actuate="onLoad"/></draw:frame>Click the download link and fill out the following form with valid information. </text:p>
      <text:p text:style-name="P7"><draw:frame draw:style-name="fr2" draw:name="graphics2" text:anchor-type="paragraph" svg:width="4.2547in" svg:height="3.6319in" draw:z-index="1"><draw:image xlink:href="Pictures/20000007000055E400003C777ABDA861.svm" xlink:type="simple" xlink:show="embed" xlink:actuate="onLoad"/></draw:frame><text:soft-page-break/></text:p>
      <text:p text:style-name="P7">After downloading and installing a new form will open up in order to request a license key. Follow the instructions given to obtain and install your key.</text:p>
      <text:p text:style-name="P7">Once your simulator is successfully installed start a new project by navigating to File-&gt;New-&gt;Project...</text:p>
      <text:p text:style-name="P7"><draw:frame draw:style-name="fr1" draw:name="graphics3" text:anchor-type="paragraph" svg:x="0.061in" svg:y="0in" svg:width="3.1362in" svg:height="1.802in" draw:z-index="2"><draw:image xlink:href="Pictures/2000000700001F1D000011E237ED66E0.svm" xlink:type="simple" xlink:show="embed" xlink:actuate="onLoad"/></draw:frame></text:p>
      <text:p text:style-name="P8">II. Project Creation with ModelSim</text:p>
      <text:p text:style-name="P7"><draw:frame draw:style-name="fr1" draw:name="graphics4" text:anchor-type="paragraph" svg:x="1.978in" svg:y="0.5862in" svg:width="2.7819in" svg:height="2.372in" draw:z-index="3"><draw:image xlink:href="Pictures/20000007000020AA00001B7FA4D0811A.svm" xlink:type="simple" xlink:show="embed" xlink:actuate="onLoad"/></draw:frame><text:tab/>Once you have the new project window open you can title it what you wish or require. In this case I have named it “Sample_Project”. A location can be selected as well, as long as you know where it is and it's preferably not in a shared location any location is fine.</text:p>
      <text:p text:style-name="P7"><text:soft-page-break/><text:tab/>After creating a new project you will be prompted to add files. In our case we are working from source files provided through canvas so, if you haven't already, download the zipped file prj_01.zip from the Project I page. Extract them where you can find them and on ModelSim click “Add Existing File”.</text:p>
      <text:p text:style-name="P7"><draw:frame draw:style-name="fr1" draw:name="graphics6" text:anchor-type="paragraph" svg:x="2.7953in" svg:y="0in" svg:width="4.1571in" svg:height="1.8654in" draw:z-index="5"><draw:image xlink:href="Pictures/200000070000293E0000128190FF9A4E.svm" xlink:type="simple" xlink:show="embed" xlink:actuate="onLoad"/></draw:frame><draw:frame draw:style-name="fr1" draw:name="graphics5" text:anchor-type="paragraph" svg:x="0.0874in" svg:y="0in" svg:width="2.7083in" svg:height="2.4374in" draw:z-index="4"><draw:image xlink:href="Pictures/2000000700001AE0000018305456063A.svm" xlink:type="simple" xlink:show="embed" xlink:actuate="onLoad"/></draw:frame><text:tab/>When the “Add File...” screen has popped up click on “Browse” and navigate to those newly extracted files.</text:p>
      <text:p text:style-name="P7"><draw:frame draw:style-name="fr2" draw:name="graphics7" text:anchor-type="paragraph" svg:width="5.802in" svg:height="4.2811in" draw:z-index="6"><draw:image xlink:href="Pictures/200000070000399200002A7B914B5456.svm" xlink:type="simple" xlink:show="embed" xlink:actuate="onLoad"/></draw:frame><text:tab/>Select the listed above files by Shift+Clicking them or otherwise selecting them all at the same time then click “Open” and “OK” on the “Add file to Project” window. You can now close the “Add items to Project” screen.</text:p>
      <text:p text:style-name="P7"><text:tab/>Now that the files have been added to the project you can click “Compile All” as highlighted below.</text:p>
      <text:p text:style-name="P7"><draw:frame draw:style-name="fr2" draw:name="graphics8" text:anchor-type="paragraph" svg:width="4.9374in" svg:height="2.5008in" draw:z-index="7"><draw:image xlink:href="Pictures/20000007000030FE000018CFD3C6CE66.svm" xlink:type="simple" xlink:show="embed" xlink:actuate="onLoad"/></draw:frame><text:soft-page-break/><text:tab/>Then tab to the “Library” Tab and double click “prj_01_tb.v”.</text:p>
      <text:p text:style-name="P7"><draw:frame draw:style-name="fr3" draw:name="graphics9" text:anchor-type="paragraph" svg:width="5.2083in" svg:height="5.3957in" draw:z-index="8"><draw:image xlink:href="Pictures/20000007000033AE0000358A7C9A6767.svm" xlink:type="simple" xlink:show="embed" xlink:actuate="onLoad"/></draw:frame><text:tab/>New windows should pop up and then you can proceed to add module inputs/outputs (however many as you need/wish) to the wave like so.</text:p>
      <text:p text:style-name="P7"><draw:frame draw:style-name="fr4" draw:name="graphics10" text:anchor-type="paragraph" svg:width="6.9252in" svg:height="3.161in" draw:z-index="9"><draw:image xlink:href="Pictures/200000070000730900003482A65AF110.svm" xlink:type="simple" xlink:show="embed" xlink:actuate="onLoad"/></draw:frame><text:soft-page-break/><text:tab/>You can then hit “Run All” (highlighted below).</text:p>
      <text:p text:style-name="P7"><draw:frame draw:style-name="fr3" draw:name="graphics11" text:anchor-type="paragraph" svg:width="5.6457in" svg:height="3.3862in" draw:z-index="10"><draw:image xlink:href="Pictures/2000000700003805000021987EBC7320.svm" xlink:type="simple" xlink:show="embed" xlink:actuate="onLoad"/></draw:frame><text:tab/>The Radix can be changed to whatever number system you wish, in my case I changed to Decimal.</text:p>
      <text:p text:style-name="P7"><draw:frame draw:style-name="fr2" draw:name="graphics12" text:anchor-type="paragraph" svg:width="6.9252in" svg:height="1.0764in" draw:z-index="11"><draw:image xlink:href="Pictures/2000000700004BC300000BC9A7A5F1D3.svm" xlink:type="simple" xlink:show="embed" xlink:actuate="onLoad"/></draw:frame><text:tab/>You can verify your implementation by reading these values. [In this case the Operations 1 and 2 can be seen at the top which are the Add and Subtract operations respectively. Op1 has 15 and Op2 has 3 which add together to get 18. In the next column Operation 2 is subtracting 5 from 15 to get 10. If the same value is used it does not show up in the column again, just as a continuous line.]</text:p>
      <text:p text:style-name="P7"/>
      <text:p text:style-name="P7"/>
      <text:p text:style-name="P7"><text:soft-page-break/></text:p>
      <text:p text:style-name="P8">III. Explanation of “CS147DV”'s and requirements for the ALU</text:p>
      <text:p text:style-name="P7"><text:tab/>For this project we only have the “CS147DV” instruction set's first nine instructions to implement which are listed in the provided table.</text:p>
      <table:table table:name="Table1" table:style-name="Table1">
        <table:table-column table:style-name="Table1.A" table:number-columns-repeated="4"/>
        <table:table-row>
          <table:table-cell table:style-name="Table1.A1" office:value-type="string">
            <text:p text:style-name="P3">Name</text:p>
          </table:table-cell>
          <table:table-cell table:style-name="Table1.A1" office:value-type="string">
            <text:p text:style-name="P1">Mnemonic</text:p>
          </table:table-cell>
          <table:table-cell table:style-name="Table1.A1" office:value-type="string">
            <text:p text:style-name="P1">Operation</text:p>
          </table:table-cell>
          <table:table-cell table:style-name="Table1.D1" office:value-type="string">
            <text:p text:style-name="P1">funct – Operation code</text:p>
          </table:table-cell>
        </table:table-row>
        <table:table-row>
          <table:table-cell table:style-name="Table1.A2" office:value-type="string">
            <text:p text:style-name="P1">Addition</text:p>
          </table:table-cell>
          <table:table-cell table:style-name="Table1.A2" office:value-type="string">
            <text:p text:style-name="P1">add</text:p>
          </table:table-cell>
          <table:table-cell table:style-name="Table1.A2" office:value-type="string">
            <text:p text:style-name="P1">R[rd]=R[rs]+R[rt]</text:p>
          </table:table-cell>
          <table:table-cell table:style-name="Table1.D2" office:value-type="string">
            <text:p text:style-name="P1">0x1</text:p>
          </table:table-cell>
        </table:table-row>
        <table:table-row>
          <table:table-cell table:style-name="Table1.A2" office:value-type="string">
            <text:p text:style-name="P1">Subtraction</text:p>
          </table:table-cell>
          <table:table-cell table:style-name="Table1.A2" office:value-type="string">
            <text:p text:style-name="P1">sub</text:p>
          </table:table-cell>
          <table:table-cell table:style-name="Table1.A2" office:value-type="string">
            <text:p text:style-name="P1">R[rd]=R[rs]-R[rt]</text:p>
          </table:table-cell>
          <table:table-cell table:style-name="Table1.D2" office:value-type="string">
            <text:p text:style-name="P1">0x2</text:p>
          </table:table-cell>
        </table:table-row>
        <table:table-row>
          <table:table-cell table:style-name="Table1.A2" office:value-type="string">
            <text:p text:style-name="P1">Multiplication</text:p>
          </table:table-cell>
          <table:table-cell table:style-name="Table1.A2" office:value-type="string">
            <text:p text:style-name="P1">mul</text:p>
          </table:table-cell>
          <table:table-cell table:style-name="Table1.A2" office:value-type="string">
            <text:p text:style-name="P1">R[rd]=R[rs]*R[rt]</text:p>
          </table:table-cell>
          <table:table-cell table:style-name="Table1.D2" office:value-type="string">
            <text:p text:style-name="P1">0x3</text:p>
          </table:table-cell>
        </table:table-row>
        <table:table-row>
          <table:table-cell table:style-name="Table1.A2" office:value-type="string">
            <text:p text:style-name="P1">Shift Right Logical</text:p>
          </table:table-cell>
          <table:table-cell table:style-name="Table1.A2" office:value-type="string">
            <text:p text:style-name="P1">srl</text:p>
          </table:table-cell>
          <table:table-cell table:style-name="Table1.A2" office:value-type="string">
            <text:p text:style-name="P1">R[rd]=R[rs] &gt;&gt; shamt</text:p>
          </table:table-cell>
          <table:table-cell table:style-name="Table1.D2" office:value-type="string">
            <text:p text:style-name="P1">0x4</text:p>
          </table:table-cell>
        </table:table-row>
        <table:table-row>
          <table:table-cell table:style-name="Table1.A2" office:value-type="string">
            <text:p text:style-name="P1">Shift Left Logical</text:p>
          </table:table-cell>
          <table:table-cell table:style-name="Table1.A2" office:value-type="string">
            <text:p text:style-name="P1">sll</text:p>
          </table:table-cell>
          <table:table-cell table:style-name="Table1.A2" office:value-type="string">
            <text:p text:style-name="P1">R[rd]=R[rs] &lt;&lt; shamt</text:p>
          </table:table-cell>
          <table:table-cell table:style-name="Table1.D2" office:value-type="string">
            <text:p text:style-name="P1">0x5</text:p>
          </table:table-cell>
        </table:table-row>
        <table:table-row>
          <table:table-cell table:style-name="Table1.A2" office:value-type="string">
            <text:p text:style-name="P1">Bitwise And</text:p>
          </table:table-cell>
          <table:table-cell table:style-name="Table1.A2" office:value-type="string">
            <text:p text:style-name="P1">and</text:p>
          </table:table-cell>
          <table:table-cell table:style-name="Table1.A2" office:value-type="string">
            <text:p text:style-name="P1">R[rd]=R[rs]&amp;R[rt]</text:p>
          </table:table-cell>
          <table:table-cell table:style-name="Table1.D2" office:value-type="string">
            <text:p text:style-name="P1">0x6</text:p>
          </table:table-cell>
        </table:table-row>
        <table:table-row>
          <table:table-cell table:style-name="Table1.A2" office:value-type="string">
            <text:p text:style-name="P1">Bitwise Or</text:p>
          </table:table-cell>
          <table:table-cell table:style-name="Table1.A2" office:value-type="string">
            <text:p text:style-name="P1">or</text:p>
          </table:table-cell>
          <table:table-cell table:style-name="Table1.A2" office:value-type="string">
            <text:p text:style-name="P1">R[rd]=R[rs] | R[rt]</text:p>
          </table:table-cell>
          <table:table-cell table:style-name="Table1.D2" office:value-type="string">
            <text:p text:style-name="P1">0x7</text:p>
          </table:table-cell>
        </table:table-row>
        <table:table-row>
          <table:table-cell table:style-name="Table1.A2" office:value-type="string">
            <text:p text:style-name="P1">Bitwise Nor</text:p>
          </table:table-cell>
          <table:table-cell table:style-name="Table1.A2" office:value-type="string">
            <text:p text:style-name="P1">nor</text:p>
          </table:table-cell>
          <table:table-cell table:style-name="Table1.A2" office:value-type="string">
            <text:p text:style-name="P1">R[rd]=~(R[rs] | R[rt])</text:p>
          </table:table-cell>
          <table:table-cell table:style-name="Table1.D2" office:value-type="string">
            <text:p text:style-name="P1">0x8</text:p>
          </table:table-cell>
        </table:table-row>
        <table:table-row>
          <table:table-cell table:style-name="Table1.A2" office:value-type="string">
            <text:p text:style-name="P1">Set Less Than</text:p>
          </table:table-cell>
          <table:table-cell table:style-name="Table1.A2" office:value-type="string">
            <text:p text:style-name="P1">slt</text:p>
          </table:table-cell>
          <table:table-cell table:style-name="Table1.A2" office:value-type="string">
            <text:p text:style-name="P1">R[rd]=(R[rs]&lt;R[rt])?1:0</text:p>
          </table:table-cell>
          <table:table-cell table:style-name="Table1.D2" office:value-type="string">
            <text:p text:style-name="P1">0x9</text:p>
          </table:table-cell>
        </table:table-row>
      </table:table>
      <text:p text:style-name="P7"><text:tab/>The ALU is an arithmetic logic unit that can perform operations such as addition, subtraction, multiplication, bitwise and, or, nor, bit shifts to left or right, set less than, and many more but for our purposes in this project we are only implementing these nine.</text:p>
      <text:p text:style-name="P7"><draw:frame draw:style-name="fr5" draw:name="graphics13" text:anchor-type="paragraph" svg:width="6.9252in" svg:height="3.6709in" draw:z-index="12"><draw:image xlink:href="Pictures/2000000700004663000025506470B2D5.svm" xlink:type="simple" xlink:show="embed" xlink:actuate="onLoad"/></draw:frame>The ALU takes in two 32 bit operations as inputs, a 6 bit oprn code, performs the operation based on the oprn code, and then produces an output.</text:p>
      <text:p text:style-name="P7"/>
      <text:p text:style-name="P8">IV. Design and Implementation of ALU</text:p>
      <text:p text:style-name="P7"><text:tab/>The above listed operations can be replicated/implemented using Verilog. For example, R[rd] = R[rs]+R[rt] can be implemented as simple result = op1 + op2; where each register is respectively the other (R[rd] is result, etc). When using a shift operation, op2 becomes shamt in that case.</text:p>
      <text:p text:style-name="P7"/>
      <table:table table:name="Table2" table:style-name="Table2">
        <table:table-column table:style-name="Table2.A" table:number-columns-repeated="2"/>
        <text:soft-page-break/>
        <table:table-row>
          <table:table-cell table:style-name="Table2.A1" office:value-type="string">
            <text:p text:style-name="P1">Operation (Operation code)</text:p>
          </table:table-cell>
          <table:table-cell table:style-name="Table2.B1" office:value-type="string">
            <text:p text:style-name="P1">Verilog Implementation</text:p>
          </table:table-cell>
        </table:table-row>
        <table:table-row>
          <table:table-cell table:style-name="Table2.A2" office:value-type="string">
            <text:p text:style-name="P1">Addition (0x1)</text:p>
          </table:table-cell>
          <table:table-cell table:style-name="Table2.B2" office:value-type="string">
            <text:p text:style-name="P1">`ALU_OPRN_WIDTH'h01 : result = op1 + op2;</text:p>
          </table:table-cell>
        </table:table-row>
        <table:table-row>
          <table:table-cell table:style-name="Table2.A2" office:value-type="string">
            <text:p text:style-name="P1">Subtraction (0x2)</text:p>
          </table:table-cell>
          <table:table-cell table:style-name="Table2.B2" office:value-type="string">
            <text:p text:style-name="P1">`ALU_OPRN_WIDTH'h02 : result = op1 - op2;</text:p>
          </table:table-cell>
        </table:table-row>
        <table:table-row>
          <table:table-cell table:style-name="Table2.A2" office:value-type="string">
            <text:p text:style-name="P1">Multiplication (0x3)</text:p>
          </table:table-cell>
          <table:table-cell table:style-name="Table2.B2" office:value-type="string">
            <text:p text:style-name="P1">`ALU_OPRN_WIDTH'h03 : result = op1 * op2;</text:p>
          </table:table-cell>
        </table:table-row>
        <table:table-row>
          <table:table-cell table:style-name="Table2.A2" office:value-type="string">
            <text:p text:style-name="P1">Shift Right Logical (0x4)</text:p>
          </table:table-cell>
          <table:table-cell table:style-name="Table2.B2" office:value-type="string">
            <text:p text:style-name="P1">`ALU_OPRN_WIDTH'h04 : result = op1 &gt;&gt; op2;</text:p>
          </table:table-cell>
        </table:table-row>
        <table:table-row>
          <table:table-cell table:style-name="Table2.A2" office:value-type="string">
            <text:p text:style-name="P1">Shift Left Logical (0x5)</text:p>
          </table:table-cell>
          <table:table-cell table:style-name="Table2.B2" office:value-type="string">
            <text:p text:style-name="P1">`ALU_OPRN_WIDTH'h05 : result = op1 &lt;&lt; op2;</text:p>
          </table:table-cell>
        </table:table-row>
        <table:table-row>
          <table:table-cell table:style-name="Table2.A2" office:value-type="string">
            <text:p text:style-name="P1">Bitwise And (0x6)</text:p>
          </table:table-cell>
          <table:table-cell table:style-name="Table2.B2" office:value-type="string">
            <text:p text:style-name="P1">`ALU_OPRN_WIDTH'h06 : result = (op1 &amp; op2);</text:p>
          </table:table-cell>
        </table:table-row>
        <table:table-row>
          <table:table-cell table:style-name="Table2.A2" office:value-type="string">
            <text:p text:style-name="P1">Bitwise Or (0x7)</text:p>
          </table:table-cell>
          <table:table-cell table:style-name="Table2.B2" office:value-type="string">
            <text:p text:style-name="P1">`ALU_OPRN_WIDTH'h07 : result = (op1 | op2);</text:p>
          </table:table-cell>
        </table:table-row>
        <table:table-row>
          <table:table-cell table:style-name="Table2.A2" office:value-type="string">
            <text:p text:style-name="P1">Bitwise Nor (0x8)</text:p>
          </table:table-cell>
          <table:table-cell table:style-name="Table2.B2" office:value-type="string">
            <text:p text:style-name="P1">`ALU_OPRN_WIDTH'h08 : result = ~(op1 | op2);</text:p>
          </table:table-cell>
        </table:table-row>
        <table:table-row>
          <table:table-cell table:style-name="Table2.A2" office:value-type="string">
            <text:p text:style-name="P1">Set Less Than (0x9)</text:p>
          </table:table-cell>
          <table:table-cell table:style-name="Table2.B2" office:value-type="string">
            <text:p text:style-name="P1">`ALU_OPRN_WIDTH'h09 : result = op1 &lt; op2;</text:p>
          </table:table-cell>
        </table:table-row>
      </table:table>
      <text:p text:style-name="P7"/>
      <text:p text:style-name="P7">Each operation is performed when oprn is equivalent to the operations respective operation code. In a case where oprn is out of this range a default case is invoked. Full block code is as follows:</text:p>
      <text:p text:style-name="P7"><draw:frame draw:style-name="fr3" draw:name="graphics14" text:anchor-type="paragraph" svg:width="5.2508in" svg:height="3.1256in" draw:z-index="13"><draw:image xlink:href="Pictures/200000070000341800001F0306BAA062.svm" xlink:type="simple" xlink:show="embed" xlink:actuate="onLoad"/></draw:frame>When op1, op2, or oprn change in value this block of code is invoked and the operation is determined by oprn. </text:p>
      <text:p text:style-name="P7"><text:tab/><text:span text:style-name="T2">Addition (h01):</text:span> A simple addition of op1 and op2 is performed then the result is saved to the result register.</text:p>
      <text:p text:style-name="P7"><text:tab/><text:span text:style-name="T2">Subtraction (h02):</text:span> A simple subtraction of op2 from op1 is performed then the result saved to the result register.</text:p>
      <text:p text:style-name="P7"><text:tab/><text:span text:style-name="T2">Multiplication (h03):</text:span> A simple multiplication of op1 by op2 is performed then the result is saved to the result register.</text:p>
      <text:p text:style-name="P7"><text:tab/><text:span text:style-name="T2">Shift Right (h04):</text:span> op1 is shifted by the amount of op2 (acting as shamt). For example, if you have op1=4 and op2=2 then op1 is equivalent to 100 in binary and is shifted to the right twice resulting in 001. In decimal that is equivalent to 1. Essentially this is a division by 2*shamt ((op1)/(op2*2)).</text:p>
      <text:p text:style-name="P7"><text:tab/><text:span text:style-name="T2">Shift Left (h05):</text:span> Similar to Shift Right, using the previous example, op1=4 and op2=2, op1 would then become 10000 in binary (16 in decimal). Essentially a multiplication by 2 ((op1)*(op2*2)).</text:p>
      <text:p text:style-name="P7"><text:soft-page-break/><text:tab/><text:span text:style-name="T2">Bitwise AND (h06): </text:span><text:span text:style-name="T1">Compares the bits of op1 and op2 and returns a value, where every bit was the same, otherwise 0. Example: Assume op1=1101001 (in binary) and op2=0111101 (in binary). These two are compared bit by bit and the result is saved to result. For this example 0101001 would be the result.</text:span></text:p>
      <text:p text:style-name="P7"><text:tab/><text:span text:style-name="T2">Bitwise OR (h07): </text:span><text:span text:style-name="T1">Compares the bits of op1 and op2 and returns a value, where any bit is 1 then that bit is 1 as a result. Example: op1=1110001 (in binary) and op2 = 0010010 (in binary) then result = 1110011.</text:span></text:p>
      <text:p text:style-name="P7"><text:tab/><text:span text:style-name="T2">Bitwise NOR (h08): </text:span><text:span text:style-name="T1">Is the not operation on OR. Perform the OR operation first, then perform a NOT on it (flip each bit). From the previous example, the NOT operation on result would be 0001100.</text:span></text:p>
      <text:p text:style-name="P7"><text:tab/><text:span text:style-name="T2">Set Less Than (h09): </text:span><text:span text:style-name="T1">Set result to 1 if op1 is less than op2, otherwise set result to 0.</text:span></text:p>
      <text:p text:style-name="P7"><text:span text:style-name="T1"/></text:p>
      <text:p text:style-name="P8">V. Testing strategy and Implementation</text:p>
      <text:p text:style-name="P9">Test Overview</text:p>
      <text:p text:style-name="P4"><draw:frame draw:style-name="fr3" draw:name="graphics15" text:anchor-type="paragraph" svg:width="4.4165in" svg:height="2.1154in" draw:z-index="14"><draw:image xlink:href="Pictures/2000000700002BD3000014FC0D79CFA6.svm" xlink:type="simple" xlink:show="embed" xlink:actuate="onLoad"/></draw:frame><text:span text:style-name="T1">Test Cases:</text:span></text:p>
      <text:p text:style-name="P4"><text:span text:style-name="T1">(Values in parenthesis are in binary, decimal otherwise)</text:span></text:p>
      <table:table table:name="Table3" table:style-name="Table3">
        <table:table-column table:style-name="Table3.A" table:number-columns-repeated="4"/>
        <table:table-row>
          <table:table-cell table:style-name="Table3.A1" office:value-type="string">
            <text:p text:style-name="P2">Operation </text:p>
          </table:table-cell>
          <table:table-cell table:style-name="Table3.A1" office:value-type="string">
            <text:p text:style-name="P2">op1 </text:p>
          </table:table-cell>
          <table:table-cell table:style-name="Table3.A1" office:value-type="string">
            <text:p text:style-name="P2">op2/shamt</text:p>
          </table:table-cell>
          <table:table-cell table:style-name="Table3.D1" office:value-type="string">
            <text:p text:style-name="P2">result</text:p>
          </table:table-cell>
        </table:table-row>
        <table:table-row>
          <table:table-cell table:style-name="Table3.A2" office:value-type="string">
            <text:p text:style-name="P2">1 (add)</text:p>
          </table:table-cell>
          <table:table-cell table:style-name="Table3.B2" office:value-type="float" office:value="15">
            <text:p text:style-name="P2">15</text:p>
          </table:table-cell>
          <table:table-cell table:style-name="Table3.B2" office:value-type="float" office:value="3">
            <text:p text:style-name="P2">3</text:p>
          </table:table-cell>
          <table:table-cell table:style-name="Table3.D2" office:value-type="float" office:value="18">
            <text:p text:style-name="P2">18</text:p>
          </table:table-cell>
        </table:table-row>
        <table:table-row>
          <table:table-cell table:style-name="Table3.A2" office:value-type="string">
            <text:p text:style-name="P2">2 (sub)</text:p>
          </table:table-cell>
          <table:table-cell table:style-name="Table3.B2" office:value-type="float" office:value="15">
            <text:p text:style-name="P2">15</text:p>
          </table:table-cell>
          <table:table-cell table:style-name="Table3.B2" office:value-type="float" office:value="5">
            <text:p text:style-name="P2">5</text:p>
          </table:table-cell>
          <table:table-cell table:style-name="Table3.D2" office:value-type="float" office:value="10">
            <text:p text:style-name="P2">10</text:p>
          </table:table-cell>
        </table:table-row>
        <table:table-row>
          <table:table-cell table:style-name="Table3.A2" office:value-type="string">
            <text:p text:style-name="P2">1 (add)</text:p>
          </table:table-cell>
          <table:table-cell table:style-name="Table3.B2" office:value-type="float" office:value="15">
            <text:p text:style-name="P2">15</text:p>
          </table:table-cell>
          <table:table-cell table:style-name="Table3.B2" office:value-type="float" office:value="5">
            <text:p text:style-name="P2">5</text:p>
          </table:table-cell>
          <table:table-cell table:style-name="Table3.D2" office:value-type="float" office:value="20">
            <text:p text:style-name="P2">20</text:p>
          </table:table-cell>
        </table:table-row>
        <table:table-row>
          <table:table-cell table:style-name="Table3.A2" office:value-type="string">
            <text:p text:style-name="P2">3 (mul)</text:p>
          </table:table-cell>
          <table:table-cell table:style-name="Table3.B2" office:value-type="float" office:value="5">
            <text:p text:style-name="P2">5</text:p>
          </table:table-cell>
          <table:table-cell table:style-name="Table3.B2" office:value-type="float" office:value="10">
            <text:p text:style-name="P2">10</text:p>
          </table:table-cell>
          <table:table-cell table:style-name="Table3.D2" office:value-type="float" office:value="50">
            <text:p text:style-name="P2">50</text:p>
          </table:table-cell>
        </table:table-row>
        <table:table-row>
          <table:table-cell table:style-name="Table3.A2" office:value-type="string">
            <text:p text:style-name="P2">4 (srl)</text:p>
          </table:table-cell>
          <table:table-cell table:style-name="Table3.A2" office:value-type="string">
            <text:p text:style-name="P2">4 (100)</text:p>
          </table:table-cell>
          <table:table-cell table:style-name="Table3.B2" office:value-type="float" office:value="1">
            <text:p text:style-name="P2">1</text:p>
          </table:table-cell>
          <table:table-cell table:style-name="Table3.D6" office:value-type="string">
            <text:p text:style-name="P2">2 (010)</text:p>
          </table:table-cell>
        </table:table-row>
        <table:table-row>
          <table:table-cell table:style-name="Table3.A2" office:value-type="string">
            <text:p text:style-name="P2">5 (sll)</text:p>
          </table:table-cell>
          <table:table-cell table:style-name="Table3.A2" office:value-type="string">
            <text:p text:style-name="P2">1 (001)</text:p>
          </table:table-cell>
          <table:table-cell table:style-name="Table3.B2" office:value-type="float" office:value="1">
            <text:p text:style-name="P2">1</text:p>
          </table:table-cell>
          <table:table-cell table:style-name="Table3.D6" office:value-type="string">
            <text:p text:style-name="P2">2 (010)</text:p>
          </table:table-cell>
        </table:table-row>
        <table:table-row>
          <table:table-cell table:style-name="Table3.A2" office:value-type="string">
            <text:p text:style-name="P2">6 (and)</text:p>
          </table:table-cell>
          <table:table-cell table:style-name="Table3.A2" office:value-type="string">
            <text:p text:style-name="P2">4 (0100)</text:p>
          </table:table-cell>
          <table:table-cell table:style-name="Table3.A2" office:value-type="string">
            <text:p text:style-name="P2">5 (0101)</text:p>
          </table:table-cell>
          <table:table-cell table:style-name="Table3.D6" office:value-type="string">
            <text:p text:style-name="P2">4 (0100)</text:p>
          </table:table-cell>
        </table:table-row>
        <table:table-row>
          <table:table-cell table:style-name="Table3.A2" office:value-type="string">
            <text:p text:style-name="P2">7 (or)</text:p>
          </table:table-cell>
          <table:table-cell table:style-name="Table3.A2" office:value-type="string">
            <text:p text:style-name="P2">12 (1100)</text:p>
          </table:table-cell>
          <table:table-cell table:style-name="Table3.A2" office:value-type="string">
            <text:p text:style-name="P2">3 (0011)</text:p>
          </table:table-cell>
          <table:table-cell table:style-name="Table3.D6" office:value-type="string">
            <text:p text:style-name="P2">15 (1111)</text:p>
          </table:table-cell>
        </table:table-row>
        <table:table-row>
          <table:table-cell table:style-name="Table3.A2" office:value-type="string">
            <text:p text:style-name="P2">8 (nor)</text:p>
          </table:table-cell>
          <table:table-cell table:style-name="Table3.A2" office:value-type="string">
            <text:p text:style-name="P2">15 (1111)</text:p>
          </table:table-cell>
          <table:table-cell table:style-name="Table3.A2" office:value-type="string">
            <text:p text:style-name="P2">0 (0000)</text:p>
          </table:table-cell>
          <table:table-cell table:style-name="Table3.D6" office:value-type="string">
            <text:p text:style-name="P2">[max int value]</text:p>
          </table:table-cell>
        </table:table-row>
        <table:table-row>
          <table:table-cell table:style-name="Table3.A2" office:value-type="string">
            <text:p text:style-name="P2">9 (slt)</text:p>
          </table:table-cell>
          <table:table-cell table:style-name="Table3.B2" office:value-type="float" office:value="3">
            <text:p text:style-name="P2">3</text:p>
          </table:table-cell>
          <table:table-cell table:style-name="Table3.B2" office:value-type="float" office:value="9">
            <text:p text:style-name="P2">9</text:p>
          </table:table-cell>
          <table:table-cell table:style-name="Table3.D2" office:value-type="float" office:value="1">
            <text:p text:style-name="P2">1</text:p>
          </table:table-cell>
        </table:table-row>
      </table:table>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4"><text:span text:style-name="T1">Waveform:</text:span></text:p>
      <text:p text:style-name="P7"><draw:frame draw:style-name="fr1" draw:name="graphics20" text:anchor-type="paragraph" svg:x="-0.2374in" svg:y="3.7598in" svg:width="7.422in" svg:height="1.4102in" draw:z-index="19"><draw:image xlink:href="Pictures/2000000700007C7100000CB721F9A624.svm" xlink:type="simple" xlink:show="embed" xlink:actuate="onLoad"/></draw:frame><draw:frame draw:style-name="fr1" draw:name="graphics19" text:anchor-type="paragraph" svg:x="1.422in" svg:y="2.6516in" svg:width="4.1571in" svg:height="1.0728in" draw:z-index="18"><draw:image xlink:href="Pictures/200000070000293E00000AA631B7E272.svm" xlink:type="simple" xlink:show="embed" xlink:actuate="onLoad"/></draw:frame><draw:frame draw:style-name="fr1" draw:name="graphics17" text:anchor-type="paragraph" svg:x="3.698in" svg:y="1.4866in" svg:width="3.1457in" svg:height="1.0839in" draw:z-index="17"><draw:image xlink:href="Pictures/2000000700001F3700000AC172512F75.svm" xlink:type="simple" xlink:show="embed" xlink:actuate="onLoad"/></draw:frame><draw:frame draw:style-name="fr1" draw:name="graphics16" text:anchor-type="paragraph" svg:x="0.1953in" svg:y="1.4492in" svg:width="3.2193in" svg:height="1.1154in" draw:z-index="16"><draw:image xlink:href="Pictures/2000000700001FF100000B109A3DB87F.svm" xlink:type="simple" xlink:show="embed" xlink:actuate="onLoad"/></draw:frame><draw:frame draw:style-name="fr5" draw:name="graphics18" text:anchor-type="paragraph" svg:width="6.9252in" svg:height="1.3945in" draw:z-index="15"><draw:image xlink:href="Pictures/2000000700007C5500000E79D1705FFD.svm" xlink:type="simple" xlink:show="embed" xlink:actuate="onLoad"/></draw:frame><text:span text:style-name="T1"/></text:p>
      <text:p text:style-name="P7"><text:span text:style-name="T1"><text:tab/>Operations were run on the ALU via the test bench and the testing code/block and ALU wavelength output verified the correctness of the operation set's implementation.</text:span></text:p>
      <text:p text:style-name="P7"><text:span text:style-name="T1"/></text:p>
      <text:p text:style-name="P8">VI. Conclusion</text:p>
      <text:p text:style-name="P7"><text:tab/>The project was to show how to get ModelSim up and running, to learn some Verilog along the way, and create/implement the first nine operations of the CS147DV Instruction set using an ALU. All of this was done successfully and I learned a fair bit about how the hardware is modeled and op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Bold" svg:font-family="'Amazon Ember Bold', Helvetica, Arial, sans-serif"/>
    <style:font-face style:name="Lato" svg:font-family="Lato,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5T12:11:27.44</meta:creation-date>
    <dc:date>2019-09-05T16:53:35.97</dc:date>
    <meta:editing-duration>PT3H41M16S</meta:editing-duration>
    <meta:editing-cycles>24</meta:editing-cycles>
    <meta:generator>OpenOffice/4.1.5$Win32 OpenOffice.org_project/415m1$Build-9789</meta:generator>
    <meta:document-statistic meta:table-count="3" meta:image-count="20" meta:object-count="0" meta:page-count="9" meta:paragraph-count="159" meta:word-count="1365" meta:character-count="7919"/>
  </office:meta>
</office:document-meta>
</file>